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200000EA000044060000270AFF6E00B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94006b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cc66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cc66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2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5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2.59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7" style:family="graphic" style:parent-style-name="standard">
      <style:graphic-properties svg:stroke-width="0.051cm" svg:stroke-color="#c0c0c0" draw:marker-start="Arrow_20_concave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2cm" fo:min-width="5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8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3.349cm"/>
    </style:style>
    <style:style style:name="gr22" style:family="graphic" style:parent-style-name="standard">
      <style:graphic-properties svg:stroke-width="0.102cm" svg:stroke-color="#9966cc" draw:marker-start="Arrow_20_concav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9966cc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7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.972cm"/>
    </style:style>
    <style:style style:name="gr26" style:family="graphic" style:parent-style-name="standard">
      <style:graphic-properties draw:stroke="dash" draw:stroke-dash="Fine_20_Dashed_20__28_var_29_"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897cm"/>
    </style:style>
    <style:style style:name="gr31" style:family="graphic" style:parent-style-name="standard">
      <style:graphic-properties svg:stroke-width="0.051cm" svg:stroke-color="#ff0000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none" draw:fill-color="#dc2300" draw:opacity="30%" draw:textarea-horizontal-align="justify" draw:textarea-vertical-align="middle" draw:auto-grow-height="false" draw:shadow-opacity="30%"/>
    </style:style>
    <style:style style:name="gr34" style:family="graphic" style:parent-style-name="standard">
      <style:graphic-properties draw:fill="none" draw:fill-color="#9999ff" draw:opacity="30%" draw:textarea-horizontal-align="justify" draw:textarea-vertical-align="middle" draw:auto-grow-height="false" draw:shadow-opacity="3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096cm"/>
    </style:style>
    <style:style style:name="gr37" style:family="graphic" style:parent-style-name="objectwithoutfill">
      <style:graphic-properties svg:stroke-width="0.152cm" svg:stroke-color="#ff9966" draw:marker-start-width="0.503cm" draw:marker-end-width="0.503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091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53cm"/>
    </style:style>
    <style:style style:name="gr42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79cm"/>
    </style:style>
    <style:style style:name="gr50" style:family="graphic" style:parent-style-name="standard">
      <style:graphic-properties draw:stroke="none" svg:stroke-color="#000000" draw:fill="solid" draw:fill-color="#800000" draw:textarea-horizontal-align="left" draw:auto-grow-height="true" draw:auto-grow-width="true" fo:min-height="0.529cm" fo:min-width="1.2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3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7cm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.377cm"/>
    </style:style>
    <style:style style:name="gr56" style:family="graphic" style:parent-style-name="standard">
      <style:graphic-properties svg:stroke-width="0.102cm" svg:stroke-color="#9966cc" draw:marker-start="Arrow_20_concave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75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1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6.96cm"/>
    </style:style>
    <style:style style:name="gr65" style:family="graphic" style:parent-style-name="objectwithoutfill">
      <style:graphic-properties draw:marker-end="Square_20_45" draw:marker-end-width="0.3cm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696cm"/>
    </style:style>
    <style:style style:name="gr67" style:family="graphic" style:parent-style-name="standard">
      <style:graphic-properties draw:textarea-vertical-align="middle" draw:auto-grow-height="false" fo:min-height="0.749cm" fo:min-width="0.499cm"/>
    </style:style>
    <style:style style:name="gr68" style:family="graphic" style:parent-style-name="standard">
      <style:graphic-properties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9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04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7cm"/>
    </style:style>
    <style:style style:name="gr7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41cm"/>
    </style:style>
    <style:style style:name="gr79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80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81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82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83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5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87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88" style:family="graphic" style:parent-style-name="standard">
      <style:graphic-properties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draw:shadow-offset-x="0.305cm" draw:shadow-offset-y="0.305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0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0.2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2cm"/>
    </style:style>
    <style:style style:name="gr94" style:family="graphic" style:parent-style-name="standard">
      <style:graphic-properties svg:stroke-width="0.025cm" draw:marker-start-width="0.237cm" draw:marker-end-width="0.237cm" draw:fill="solid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95" style:family="graphic" style:parent-style-name="standard">
      <style:graphic-properties draw:stroke="solid" svg:stroke-width="0.025cm" svg:stroke-color="#4c4c4c" draw:marker-start-width="0.237cm" draw:marker-end-width="0.237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96" style:family="graphic" style:parent-style-name="objectwithoutfill">
      <style:graphic-properties svg:stroke-width="0.025cm" svg:stroke-color="#4c4c4c" draw:marker-start-width="0.237cm" draw:marker-end="Arrow_20_concave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97" style:family="graphic" style:parent-style-name="objectwithoutfill">
      <style:graphic-properties svg:stroke-width="0.051cm" svg:stroke-color="#666666" draw:marker-start="Arrow_20_concave" draw:marker-start-width="0.229cm" draw:marker-end="Arrow_20_concave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svg:stroke-width="0.051cm" svg:stroke-color="#dc2300" draw:marker-start-width="0.276cm" draw:marker-end-width="0.276cm" draw:fill="solid" draw:fill-color="#dc2300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2" style:family="graphic" style:parent-style-name="standard">
      <style:graphic-properties draw:stroke="none" svg:stroke-color="#000000" draw:fill="solid" draw:fill-color="#0099ff" draw:textarea-horizontal-align="left" draw:auto-grow-height="true" draw:auto-grow-width="true" fo:min-height="0.529cm" fo:min-width="1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2.654cm"/>
    </style:style>
    <style:style style:name="gr10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8.486cm" fo:min-width="15.50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082cm"/>
    </style:style>
    <style:style style:name="gr108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109" style:family="graphic" style:parent-style-name="standard">
      <style:graphic-properties draw:fill="solid" draw:fill-color="#dc2300" draw:opacity="30%" draw:textarea-horizontal-align="justify" draw:textarea-vertical-align="middle" draw:auto-grow-height="false" draw:shadow-opacity="30%"/>
    </style:style>
    <style:style style:name="pr1" style:family="presentation" style:parent-style-name="Default-title">
      <style:graphic-properties fo:min-height="1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446cm"/>
    </style:style>
    <style:style style:name="pr4" style:family="presentation" style:parent-style-name="Default-title">
      <style:graphic-properties fo:min-height="0.4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dc2300" fo:min-height="3.393cm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3cm"/>
    </style:style>
    <style:style style:name="ro3" style:family="table-row">
      <style:table-row-properties style:row-height="0.633cm"/>
    </style:style>
    <style:style style:name="ce1" style:family="table-cell">
      <style:graphic-properties draw:fill="solid" draw:fill-color="#e6e6e6" style:repeat="repeat"/>
      <style:paragraph-properties fo:text-align="center" fo:border-left="0.03pt solid #000000" fo:border-right="0.03pt solid #000000" fo:border-top="0.03pt solid #000000" fo:border-bottom="none"/>
      <style:text-properties fo:font-size="1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="0.03pt solid #000000"/>
      <style:text-properties fo:font-size="8pt" fo:font-weight="bold" style:font-size-asian="8pt" style:font-weight-asian="bold" style:font-size-complex="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7.3999996185303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7.3999996185303pt"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6" style:family="paragraph"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800080" fo:font-size="17.3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5.3999996185303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6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10pt" fo:font-style="italic" fo:text-shadow="none" style:font-size-asian="10pt" style:font-style-asian="italic" style:font-size-complex="10pt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end"/>
      <style:text-properties style:text-line-through-style="non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1.6000003814697pt" fo:font-weight="bold" style:font-size-asian="12pt" style:font-weight-asian="bold" style:font-size-complex="12pt" style:font-weight-complex="bold"/>
    </style:style>
    <style:style style:name="P26" style:family="paragraph">
      <style:text-properties fo:font-size="11.6000003814697pt" fo:text-shadow="none" fo:font-weight="normal" style:font-size-asian="12pt" style:font-weight-asian="normal" style:font-size-complex="12pt" style:font-weight-complex="normal"/>
    </style:style>
    <style:style style:name="P27" style:family="paragraph">
      <style:text-properties fo:font-size="11.6000003814697pt" fo:font-weight="normal" style:font-size-asian="12pt" style:font-weight-asian="normal" style:font-size-complex="12pt" style:font-weight-complex="normal"/>
    </style:style>
    <style:style style:name="P28" style:family="paragraph">
      <style:text-properties fo:font-size="17.3999996185303pt"/>
    </style:style>
    <style:style style:name="P29" style:family="paragraph">
      <style:text-properties fo:font-size="11.6000003814697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paragraph-properties fo:text-align="center"/>
      <style:text-properties fo:font-size="11.6000003814697pt" fo:font-weight="bold" style:font-size-asian="12pt" style:font-weight-asian="bold" style:font-size-complex="12pt" style:font-weight-complex="bold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text-properties fo:color="#ffffff"/>
    </style:style>
    <style:style style:name="P35" style:family="paragraph">
      <style:paragraph-properties fo:text-align="end"/>
      <style:text-properties fo:font-size="18pt" fo:font-weight="bold" style:font-weight-asian="bold" style:font-weight-complex="bold"/>
    </style:style>
    <style:style style:name="P36" style:family="paragraph">
      <style:paragraph-properties fo:text-align="start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  <style:text-properties fo:color="#000000" fo:font-size="17.3999996185303pt" fo:font-weight="bold" style:font-weight-asian="bold" style:font-weight-complex="bold"/>
    </style:style>
    <style:style style:name="P38" style:family="paragraph"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text-align="end"/>
      <style:text-properties fo:font-size="18pt"/>
    </style:style>
    <style:style style:name="P40" style:family="paragraph">
      <style:paragraph-properties fo:text-align="end"/>
      <style:text-properties fo:color="#dc2300" fo:font-size="18pt" fo:font-weight="bold" style:font-weight-asian="bold" style:font-weight-complex="bold"/>
    </style:style>
    <style:style style:name="P41" style:family="paragraph">
      <style:paragraph-properties fo:text-align="start"/>
      <style:text-properties fo:color="#dc2300"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text-align="center"/>
      <style:text-properties fo:color="#666666"/>
    </style:style>
    <style:style style:name="P43" style:family="paragraph">
      <style:text-properties fo:color="#666666" fo:font-size="12pt" style:font-size-asian="12pt" style:font-size-complex="12pt"/>
    </style:style>
    <style:style style:name="P4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5" style:family="paragraph"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style:text-properties fo:font-size="20pt"/>
    </style:style>
    <style:style style:name="P47" style:family="paragraph">
      <style:paragraph-properties fo:margin-top="0cm" fo:margin-bottom="0.152cm" fo:text-align="center"/>
    </style:style>
    <style:style style:name="P48" style:family="paragraph">
      <style:paragraph-properties fo:margin-top="0cm" fo:margin-bottom="0.152cm"/>
    </style:style>
    <style:style style:name="P49" style:family="paragraph">
      <style:paragraph-properties fo:margin-top="0cm" fo:margin-bottom="0.152cm" fo:text-align="start"/>
    </style:style>
    <style:style style:name="P50" style:family="paragraph">
      <style:paragraph-properties fo:margin-top="0cm" fo:margin-bottom="0.152cm" fo:text-align="center"/>
      <style:text-properties fo:font-family="Arial" style:font-family-generic="swiss" style:font-pitch="variable" fo:font-size="8pt" style:font-size-asian="8pt" style:font-size-complex="8pt" style:text-scale="9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99999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80008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fo:font-style="italic" fo:text-shadow="none" style:font-size-asian="9pt" style:font-style-asian="italic" style:font-size-complex="9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10pt" fo:font-weight="bold" style:font-size-asian="18pt" style:font-weight-asian="bold" style:font-size-complex="18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line-through-style="none" fo:font-size="10pt" style:font-size-asian="10pt" style:font-size-complex="10pt"/>
    </style:style>
    <style:style style:name="T23" style:family="text">
      <style:text-properties style:text-line-through-style="none" fo:font-size="8pt" style:font-size-asian="8pt" style:font-size-complex="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ffffff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fo:font-size="8pt" fo:font-weight="bold" style:font-size-asian="8pt" style:font-weight-asian="bold" style:font-size-complex="8pt" style:font-weight-complex="bold"/>
    </style:style>
    <style:style style:name="T34" style:family="text">
      <style:text-properties fo:color="#dc2300" fo:font-size="8pt" fo:font-weight="bold" style:font-size-asian="8pt" style:font-weight-asian="bold" style:font-size-complex="8pt" style:font-weight-complex="bold"/>
    </style:style>
    <style:style style:name="T35" style:family="text">
      <style:text-properties fo:color="#666666" fo:font-size="12pt" style:font-size-asian="12pt" style:font-size-complex="12pt"/>
    </style:style>
    <style:style style:name="T3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family="Arial" style:font-family-generic="swiss" style:font-pitch="variable" fo:font-size="10pt" fo:text-shadow="none" fo:font-weight="bold" style:font-size-asian="10pt" style:font-weight-asian="bold" style:font-size-complex="10pt" style:font-weight-complex="bold" style:text-scale="90%"/>
    </style:style>
    <style:style style:name="T41" style:family="text">
      <style:text-properties fo:font-family="'Courier New'" style:font-family-generic="modern" style:font-pitch="fixed" fo:font-size="8pt" fo:text-shadow="none" fo:font-weight="normal" style:font-size-asian="8pt" style:font-weight-asian="normal" style:font-size-complex="8pt" style:font-weight-complex="normal" style:text-scale="100%"/>
    </style:style>
    <style:style style:name="T42" style:family="text">
      <style:text-properties fo:font-family="Arial" style:font-family-generic="swiss" style:font-pitch="variable" fo:font-size="8pt" fo:text-shadow="none" style:text-underline-style="solid" style:text-underline-width="auto" style:text-underline-color="font-color" fo:font-weight="bold" style:font-size-asian="8pt" style:font-weight-asian="bold" style:font-size-complex="8pt" style:font-weight-complex="bold" style:text-scale="90%"/>
    </style:style>
    <style:style style:name="T43" style:family="text">
      <style:text-properties fo:font-family="'Courier New'" style:font-family-generic="modern" style:font-pitch="fixed" fo:font-size="8pt" style:font-size-asian="8pt" style:font-size-complex="8pt" style:text-scale="100%"/>
    </style:style>
    <style:style style:name="T44" style:family="text">
      <style:text-properties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RET//NOFOR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 presentation:use-date-time-name="dtd1">
        <draw:custom-shape draw:style-name="gr1" draw:text-style-name="P1" draw:layer="layout" svg:width="4.597cm" svg:height="12.657cm" svg:x="21.924cm" svg:y="5.1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Infrastructure</text:span></text:p>
          </draw:text-box>
        </draw:frame>
        <draw:g xml:id="id1" draw:id="id1"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3" draw:id="id3"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" draw:id="id4"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" draw:id="id6"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" draw:id="id7"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3" draw:text-style-name="P1" xml:id="id16" draw:id="id16" draw:layer="layout" svg:x1="8.328cm" svg:y1="14.889cm" svg:x2="8.328cm" svg:y2="16.732cm">
          <text:p/>
        </draw:line>
        <draw:connector draw:style-name="gr4" draw:text-style-name="P1" draw:layer="layout" draw:type="line" svg:x1="8.933cm" svg:y1="4.972cm" svg:x2="13.785cm" svg:y2="8.872cm" draw:start-shape="id1" draw:start-glue-point="1" draw:end-shape="id2" draw:end-glue-point="3" svg:d="m8933 4972 4852 3900">
          <text:p/>
        </draw:connector>
        <draw:connector draw:style-name="gr4" draw:text-style-name="P1" draw:layer="layout" draw:type="line" svg:x1="8.933cm" svg:y1="7.239cm" svg:x2="13.785cm" svg:y2="8.872cm" draw:start-shape="id3" draw:start-glue-point="1" draw:end-shape="id2" svg:d="m8933 7239 4852 1633">
          <text:p/>
        </draw:connector>
        <draw:connector draw:style-name="gr4" draw:text-style-name="P1" draw:layer="layout" draw:type="line" svg:x1="8.933cm" svg:y1="9.502cm" svg:x2="13.785cm" svg:y2="8.872cm" draw:start-shape="id4" draw:start-glue-point="1" draw:end-shape="id2" draw:end-glue-point="3" svg:d="m8933 9502 4852-630">
          <text:p/>
        </draw:connector>
        <draw:connector draw:style-name="gr4" draw:text-style-name="P1" draw:layer="layout" draw:type="line" svg:x1="8.933cm" svg:y1="11.768cm" svg:x2="13.785cm" svg:y2="8.872cm" draw:start-shape="id5" draw:start-glue-point="1" draw:end-shape="id2" draw:end-glue-point="3" svg:d="m8933 11768 4852-2896">
          <text:p/>
        </draw:connector>
        <draw:connector draw:style-name="gr4" draw:text-style-name="P1" draw:layer="layout" draw:type="line" svg:x1="8.933cm" svg:y1="14.031cm" svg:x2="13.785cm" svg:y2="8.872cm" draw:start-shape="id6" draw:start-glue-point="1" draw:end-shape="id2" draw:end-glue-point="3" svg:d="m8933 14031 4852-5159">
          <text:p/>
        </draw:connector>
        <draw:connector draw:style-name="gr4" draw:text-style-name="P1" draw:layer="layout" draw:type="line" svg:x1="8.933cm" svg:y1="17.745cm" svg:x2="13.785cm" svg:y2="8.872cm" draw:start-shape="id7" draw:start-glue-point="1" draw:end-shape="id2" svg:d="m8933 17745 4852-8873">
          <text:p/>
        </draw:connector>
        <draw:connector draw:style-name="gr4" draw:text-style-name="P1" draw:layer="layout" draw:type="line" svg:x1="8.933cm" svg:y1="4.972cm" svg:x2="13.785cm" svg:y2="11.847cm" draw:start-shape="id1" draw:start-glue-point="1" draw:end-shape="id8" svg:d="m8933 4972 4852 6875">
          <text:p/>
        </draw:connector>
        <draw:connector draw:style-name="gr4" draw:text-style-name="P1" draw:layer="layout" draw:type="line" svg:x1="8.933cm" svg:y1="7.239cm" svg:x2="13.785cm" svg:y2="11.847cm" draw:start-shape="id3" draw:start-glue-point="1" draw:end-shape="id8" svg:d="m8933 7239 4852 4608">
          <text:p/>
        </draw:connector>
        <draw:connector draw:style-name="gr4" draw:text-style-name="P1" draw:layer="layout" draw:type="line" svg:x1="8.933cm" svg:y1="9.502cm" svg:x2="13.785cm" svg:y2="11.847cm" draw:start-shape="id4" draw:start-glue-point="1" draw:end-shape="id8" draw:end-glue-point="3" svg:d="m8933 9502 4852 2345">
          <text:p/>
        </draw:connector>
        <draw:connector draw:style-name="gr4" draw:text-style-name="P1" draw:layer="layout" draw:type="line" svg:x1="8.933cm" svg:y1="11.768cm" svg:x2="13.785cm" svg:y2="11.847cm" draw:start-shape="id5" draw:start-glue-point="1" draw:end-shape="id8" draw:end-glue-point="3" svg:d="m8933 11768 4852 79">
          <text:p/>
        </draw:connector>
        <draw:connector draw:style-name="gr4" draw:text-style-name="P1" draw:layer="layout" draw:type="line" svg:x1="8.933cm" svg:y1="14.031cm" svg:x2="13.785cm" svg:y2="11.847cm" draw:start-shape="id6" draw:start-glue-point="1" draw:end-shape="id8" draw:end-glue-point="3" svg:d="m8933 14031 4852-2184">
          <text:p/>
        </draw:connector>
        <draw:connector draw:style-name="gr4" draw:text-style-name="P1" draw:layer="layout" draw:type="line" svg:x1="8.933cm" svg:y1="17.745cm" svg:x2="13.785cm" svg:y2="11.847cm" draw:start-shape="id7" draw:start-glue-point="1" draw:end-shape="id8" svg:d="m8933 17745 4852-5898">
          <text:p/>
        </draw:connector>
        <draw:connector draw:style-name="gr5" draw:text-style-name="P1" draw:layer="layout" draw:type="line" svg:x1="16.447cm" svg:y1="8.872cm" svg:x2="18.251cm" svg:y2="11.83cm" draw:start-shape="id2" draw:end-shape="id9" draw:end-glue-point="3" svg:d="m16447 8872 1804 2958">
          <text:p/>
        </draw:connector>
        <draw:connector draw:style-name="gr6" draw:text-style-name="P1" draw:layer="layout" draw:type="line" svg:x1="16.447cm" svg:y1="11.847cm" svg:x2="18.251cm" svg:y2="11.83cm" draw:start-shape="id8" draw:start-glue-point="1" draw:end-shape="id9" draw:end-glue-point="3" svg:d="m16447 11847 1804-17">
          <text:p/>
        </draw:connector>
        <draw:connector draw:style-name="gr7" draw:text-style-name="P1" draw:layer="layout" draw:type="line" svg:x1="19.582cm" svg:y1="12.629cm" svg:x2="19.582cm" svg:y2="14.46cm" draw:start-shape="id9" draw:start-glue-point="2" draw:end-shape="id10" svg:d="m19582 12629v1831">
          <text:p/>
        </draw:connector>
        <draw:g xml:id="id10" draw:id="id10">
          <draw:custom-shape draw:style-name="gr8" draw:text-style-name="P1" draw:layer="layout" svg:width="2.662cm" svg:height="1.598cm" svg:x="18.251cm" svg:y="14.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1cm" svg:height="1.228cm" svg:x="18.687cm" svg:y="14.645cm">
            <draw:text-box>
              <text:p text:style-name="P1"><text:span text:style-name="T2">DNS</text:span></text:p>
              <text:p text:style-name="P1"><text:span text:style-name="T2">Server</text:span></text:p>
            </draw:text-box>
          </draw:frame>
        </draw:g>
        <draw:g xml:id="id9" draw:id="id9">
          <draw:custom-shape draw:style-name="gr8" draw:text-style-name="P1" draw:layer="layout" svg:width="2.662cm" svg:height="1.598cm" svg:x="18.251cm" svg:y="11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2.598cm" svg:height="0.752cm" svg:x="18.283cm" svg:y="11.454cm">
            <draw:text-box>
              <text:p text:style-name="P1"><text:span text:style-name="T3">Honeycomb</text:span></text:p>
            </draw:text-box>
          </draw:frame>
        </draw:g>
        <draw:frame draw:style-name="gr11" draw:text-style-name="P3" xml:id="id17" draw:id="id17" draw:layer="layout" svg:width="2.003cm" svg:height="0.752cm" svg:x="14.115cm" svg:y="12.779cm">
          <draw:text-box>
            <text:p text:style-name="P1"><text:span text:style-name="T2">Blot 4.0</text:span></text:p>
          </draw:text-box>
        </draw:frame>
        <draw:frame draw:style-name="gr12" draw:text-style-name="P4" draw:layer="layout" svg:width="3.094cm" svg:height="1.227cm" svg:x="10.281cm" svg:y="17.32cm">
          <draw:text-box>
            <text:p text:style-name="P1"><text:span text:style-name="T4">VPN Network</text:span></text:p>
            <text:p text:style-name="P1"><text:span text:style-name="T4">Connections</text:span></text:p>
          </draw:text-box>
        </draw:frame>
        <draw:g xml:id="id14" draw:id="id14">
          <draw:custom-shape draw:style-name="gr13" draw:text-style-name="P1" draw:layer="layout" svg:width="2.056cm" svg:height="1.229cm" svg:x="2.224cm" svg:y="12.27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2.411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connector draw:style-name="gr7" draw:text-style-name="P1" draw:layer="layout" draw:type="line" svg:x1="4.28cm" svg:y1="4.893cm" svg:x2="7.723cm" svg:y2="4.972cm" draw:start-shape="id11" draw:end-shape="id1" draw:end-glue-point="3" svg:d="m4280 4893 3443 79">
          <text:p/>
        </draw:connector>
        <draw:connector draw:style-name="gr7" draw:text-style-name="P1" draw:layer="layout" draw:type="line" svg:x1="4.28cm" svg:y1="7.693cm" svg:x2="7.723cm" svg:y2="11.768cm" draw:start-shape="id12" draw:start-glue-point="1" draw:end-shape="id5" draw:end-glue-point="3" svg:d="m4280 7693 3443 4075">
          <text:p/>
        </draw:connector>
        <draw:connector draw:style-name="gr7" draw:text-style-name="P1" draw:layer="layout" draw:type="line" svg:x1="4.28cm" svg:y1="10.293cm" svg:x2="7.723cm" svg:y2="9.502cm" draw:start-shape="id13" draw:start-glue-point="1" draw:end-shape="id4" draw:end-glue-point="3" svg:d="m4280 10293 3443-791">
          <text:p/>
        </draw:connector>
        <draw:connector draw:style-name="gr7" draw:text-style-name="P1" draw:layer="layout" draw:type="line" svg:x1="4.28cm" svg:y1="12.892cm" svg:x2="8.328cm" svg:y2="13.417cm" draw:start-shape="id14" draw:start-glue-point="1" draw:end-shape="id6" svg:d="m4280 12892 4048 525">
          <text:p/>
        </draw:connector>
        <draw:connector draw:style-name="gr7" draw:text-style-name="P1" draw:layer="layout" draw:type="line" svg:x1="4.28cm" svg:y1="17.793cm" svg:x2="7.723cm" svg:y2="17.745cm" draw:start-shape="id15" draw:start-glue-point="1" draw:end-shape="id7" draw:end-glue-point="3" svg:d="m4280 17793 3443-48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g>
          <draw:line draw:style-name="gr17" draw:text-style-name="P1" draw:layer="layout" svg:x1="8.376cm" svg:y1="19.295cm" svg:x2="24.707cm" svg:y2="19.295cm">
            <text:p/>
          </draw:line>
          <draw:frame draw:style-name="gr18" draw:text-style-name="P6" draw:layer="layout" svg:width="5.699cm" svg:height="0.752cm" svg:x="13.95cm" svg:y="18.966cm">
            <draw:text-box>
              <text:p text:style-name="P1"><text:span text:style-name="T7">Linux-based Infrastructure</text:span></text:p>
            </draw:text-box>
          </draw:frame>
        </draw:g>
        <draw:g xml:id="id21" draw:id="id21">
          <draw:custom-shape draw:style-name="gr8" draw:text-style-name="P1" xml:id="id8" draw:id="id8" draw:layer="layout" svg:width="2.662cm" svg:height="1.598cm" svg:x="13.785cm" svg:y="11.04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14cm" svg:height="1.228cm" svg:x="13.809cm" svg:y="11.233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g xml:id="id19" draw:id="id19">
          <draw:custom-shape draw:style-name="gr8" draw:text-style-name="P1" xml:id="id2" draw:id="id2" draw:layer="layout" svg:width="2.662cm" svg:height="1.598cm" svg:x="13.785cm" svg:y="8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614cm" svg:height="1.227cm" svg:x="13.809cm" svg:y="8.259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frame draw:style-name="gr21" draw:text-style-name="P4" draw:layer="layout" svg:width="3.849cm" svg:height="1.973cm" svg:x="6.567cm" svg:y="2.518cm">
          <draw:text-box>
            <text:p text:style-name="P1"><text:span text:style-name="T8">VPS Server</text:span></text:p>
            <text:p text:style-name="P1"><text:span text:style-name="T9">Apache with</text:span></text:p>
            <text:p text:style-name="P1"><text:span text:style-name="T9">Mod Proxy</text:span></text:p>
            <text:p text:style-name="P1"><text:span text:style-name="T9">IPTABLES Forwarding</text:span></text:p>
          </draw:text-box>
        </draw:frame>
        <draw:connector draw:style-name="gr22" draw:text-style-name="P1" draw:layer="layout" draw:type="line" svg:x1="2.981cm" svg:y1="16.731cm" svg:x2="8.328cm" svg:y2="16.731cm" draw:end-shape="id16" draw:end-glue-point="2" svg:d="m2981 16731h5347">
          <text:p/>
        </draw:connector>
        <draw:connector draw:style-name="gr23" draw:text-style-name="P1" draw:layer="layout" draw:type="line" svg:x1="8.328cm" svg:y1="16.731cm" svg:x2="14.115cm" svg:y2="13.155cm" draw:start-shape="id16" draw:start-glue-point="2" draw:end-shape="id17" svg:d="m8328 16731 5787-3576">
          <text:p/>
        </draw:connector>
        <draw:frame draw:style-name="gr24" draw:text-style-name="P7" draw:layer="layout" svg:width="3.214cm" svg:height="0.798cm" svg:x="4.429cm" svg:y="15.987cm">
          <draw:text-box>
            <text:p><text:span text:style-name="T10">SSL Session</text:span></text:p>
          </draw:text-box>
        </draw:frame>
        <draw:g xml:id="id18" draw:id="id18">
          <draw:custom-shape draw:style-name="gr8" draw:text-style-name="P1" draw:layer="layout" svg:width="2.662cm" svg:height="1.598cm" svg:x="22.891cm" svg:y="10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2.472cm" svg:height="1.703cm" svg:x="23.093cm" svg:y="11.003cm">
            <draw:text-box>
              <text:p text:style-name="P1"><text:span text:style-name="T2">RIPPER</text:span></text:p>
              <text:p text:style-name="P1"><text:span text:style-name="T2">SNAPPER</text:span></text:p>
              <text:p text:style-name="P1"><text:span text:style-name="T2">Database</text:span></text:p>
            </draw:text-box>
          </draw:frame>
        </draw:g>
        <draw:connector draw:style-name="gr26" draw:text-style-name="P1" draw:layer="layout" draw:type="line" svg:x1="20.913cm" svg:y1="11.83cm" svg:x2="22.891cm" svg:y2="11.83cm" draw:start-shape="id9" draw:start-glue-point="1" draw:end-shape="id18" draw:end-glue-point="3" svg:d="m20913 11830h1978">
          <text:p/>
        </draw:connector>
        <draw:frame draw:style-name="gr27" draw:text-style-name="P3" draw:layer="layout" svg:width="2.318cm" svg:height="0.752cm" svg:x="20.95cm" svg:y="10.847cm">
          <draw:text-box>
            <text:p text:style-name="P1"><text:span text:style-name="T2">Log Files</text:span></text:p>
          </draw:text-box>
        </draw:frame>
        <draw:frame draw:style-name="gr28" draw:text-style-name="P3" draw:layer="layout" svg:width="2.23cm" svg:height="1.227cm" svg:x="20.95cm" svg:y="11.913cm">
          <draw:text-box>
            <text:p text:style-name="P1"><text:span text:style-name="T2">One-way</text:span></text:p>
            <text:p text:style-name="P1"><text:span text:style-name="T2">Transfer</text:span></text:p>
          </draw:text-box>
        </draw:frame>
        <draw:frame draw:style-name="gr29" draw:text-style-name="P8" draw:layer="layout" svg:width="1.804cm" svg:height="0.966cm" svg:x="23.403cm" svg:y="16.353cm">
          <draw:text-box>
            <text:p text:style-name="P1"><text:span text:style-name="T11">OSN</text:span></text:p>
          </draw:text-box>
        </draw:frame>
        <draw:g xml:id="id20" draw:id="id20">
          <draw:custom-shape draw:style-name="gr8" draw:text-style-name="P1" draw:layer="layout" svg:width="2.662cm" svg:height="1.598cm" svg:x="18.251cm" svg:y="8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1.709cm" svg:height="1.115cm" svg:x="18.728cm" svg:y="8.302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31" draw:text-style-name="P1" draw:layer="layout" draw:type="line" svg:x1="16.447cm" svg:y1="8.872cm" svg:x2="18.251cm" svg:y2="8.859cm" draw:start-shape="id19" draw:start-glue-point="1" draw:end-shape="id20" draw:end-glue-point="3" svg:d="m16447 8872 1804-13">
          <text:p/>
        </draw:connector>
        <draw:connector draw:style-name="gr31" draw:text-style-name="P1" draw:layer="layout" draw:type="line" svg:x1="16.447cm" svg:y1="11.847cm" svg:x2="18.251cm" svg:y2="8.859cm" draw:start-shape="id21" draw:end-shape="id20" draw:end-glue-point="3" svg:d="m16447 11847 1804-2988">
          <text:p/>
        </draw:connector>
        <draw:g xml:id="id13" draw:id="id13">
          <draw:custom-shape draw:style-name="gr13" draw:text-style-name="P1" draw:layer="layout" svg:width="2.056cm" svg:height="1.229cm" svg:x="2.224cm" svg:y="9.6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9.8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" draw:id="id12">
          <draw:custom-shape draw:style-name="gr13" draw:text-style-name="P1" draw:layer="layout" svg:width="2.056cm" svg:height="1.229cm" svg:x="2.224cm" svg:y="7.0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7.2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" draw:id="id11">
          <draw:custom-shape draw:style-name="gr13" draw:text-style-name="P1" draw:layer="layout" svg:width="2.056cm" svg:height="1.229cm" svg:x="2.224cm" svg:y="4.2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4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5" draw:id="id15">
          <draw:custom-shape draw:style-name="gr13" draw:text-style-name="P1" draw:layer="layout" svg:width="2.056cm" svg:height="1.229cm" svg:x="2.224cm" svg:y="17.1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7.3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6.161cm" svg:height="14.224cm" svg:x="0.889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9cm" svg:height="3.81cm" svg:x="16.442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7.62cm" svg:x="7.055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23" draw:id="id2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6cm" svg:y1="4.983cm" svg:x2="6.486cm" svg:y2="4.983cm" draw:start-shape="id22" draw:start-glue-point="1" draw:end-shape="id23" draw:end-glue-point="3" svg:d="m3160 4983h332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36" draw:text-style-name="P4" draw:layer="layout" svg:width="3.673cm" svg:height="1.081cm" svg:x="5.267cm" svg:y="2.4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486cm" svg:y2="9.449cm" draw:start-shape="id24" draw:start-glue-point="1" draw:end-shape="id25" draw:end-glue-point="3" svg:d="m3180 9449h3306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26" draw:start-glue-point="2" draw:end-shape="id26" draw:end-glue-point="3" svg:d="m7696 4983 4884 2989">
          <text:p/>
        </draw:connector>
        <draw:frame draw:style-name="gr35" draw:text-style-name="P11" draw:layer="layout" svg:width="2.352cm" svg:height="1.001cm" svg:x="7.657cm" svg:y="4.183cm">
          <draw:text-box>
            <text:p text:style-name="P12"><text:span text:style-name="T14">tap011</text:span></text:p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1.001cm" svg:x="7.657cm" svg:y="9.384cm">
          <draw:text-box>
            <text:p text:style-name="P12"><text:span text:style-name="T14">tap021</text:span></text:p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8.7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6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8" draw:text-style-name="P13" draw:layer="layout" svg:width="5.341cm" svg:height="0.569cm" svg:x="4.454cm" svg:y="3.582cm">
          <draw:text-box>
            <text:p text:style-name="P11"><text:span text:style-name="T15">Cover domain: </text:span><text:span text:style-name="T16">vhost1.edb.devlan.net</text:span></text:p>
          </draw:text-box>
        </draw:frame>
        <draw:frame draw:style-name="gr38" draw:text-style-name="P13" draw:layer="layout" svg:width="5.341cm" svg:height="0.569cm" svg:x="4.355cm" svg:y="10.383cm">
          <draw:text-box>
            <text:p text:style-name="P11"><text:span text:style-name="T15">Cover domain: </text:span><text:span text:style-name="T16">vhost2.edb.devlan.net</text:span></text:p>
          </draw:text-box>
        </draw:frame>
        <draw:g xml:id="id22" draw:id="id22">
          <draw:custom-shape draw:style-name="gr13" draw:text-style-name="P1" draw:layer="layout" svg:width="2.056cm" svg:height="1.229cm" svg:x="1.10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2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24" draw:id="id2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frame draw:style-name="gr35" draw:text-style-name="P11" draw:layer="layout" svg:width="2.157cm" svg:height="1.001cm" svg:x="16.303cm" svg:y="8.17cm">
          <draw:text-box>
            <text:p text:style-name="P12"><text:span text:style-name="T14">tap030</text:span></text:p>
            <text:p text:style-name="P11"><text:span text:style-name="T13">10.6.5.196</text:span></text:p>
          </draw:text-box>
        </draw:frame>
        <draw:g xml:id="id27" draw:id="id27">
          <draw:glue-point draw:id="4" svg:x="5cm" svg:y="-1.408cm"/>
          <draw:glue-point draw:id="5" svg:x="1.331cm" svg:y="0.283cm" draw:align="center"/>
          <draw:g>
            <draw:glue-point draw:id="4" svg:x="5.001cm" svg:y="2.11cm"/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28" draw:id="id28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27" draw:start-glue-point="1" draw:end-shape="id28" svg:d="m16442 7878 5535-2835">
          <text:p/>
        </draw:connector>
        <draw:frame draw:style-name="gr35" draw:text-style-name="P11" draw:layer="layout" svg:width="2.547cm" svg:height="1.001cm" svg:x="19.626cm" svg:y="4.139cm">
          <draw:text-box>
            <text:p text:style-name="P11"><text:span text:style-name="T13">172.16.64.10</text:span></text:p>
            <text:p text:style-name="P11"><text:span text:style-name="T14">tap041</text:span></text:p>
          </draw:text-box>
        </draw:frame>
        <draw:frame draw:style-name="gr35" draw:text-style-name="P11" draw:layer="layout" svg:width="2.352cm" svg:height="1.001cm" svg:x="16.288cm" svg:y="6.373cm">
          <draw:text-box>
            <text:p text:style-name="P11"><text:span text:style-name="T13">172.16.64.1</text:span></text:p>
            <text:p text:style-name="P12"><text:span text:style-name="T14">tap032</text:span></text:p>
          </draw:text-box>
        </draw:frame>
        <draw:connector draw:style-name="gr7" draw:text-style-name="P1" draw:layer="layout" draw:type="line" svg:x1="16.442cm" svg:y1="7.826cm" svg:x2="21.964cm" svg:y2="10.207cm" draw:start-shape="id27" draw:end-shape="id29" draw:end-glue-point="3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28" draw:start-glue-point="1" svg:d="m24639 5043 1523 4">
          <text:p/>
        </draw:connector>
        <draw:frame draw:style-name="gr35" draw:text-style-name="P17" draw:layer="layout" svg:width="1.48cm" svg:height="0.607cm" svg:x="5.231cm" svg:y="4.155cm">
          <draw:text-box>
            <text:p><text:span text:style-name="T14">tap010</text:span></text:p>
          </draw:text-box>
        </draw:frame>
        <draw:frame draw:style-name="gr35" draw:text-style-name="P17" draw:layer="layout" svg:width="1.48cm" svg:height="0.607cm" svg:x="5.332cm" svg:y="8.556cm">
          <draw:text-box>
            <text:p><text:span text:style-name="T14">tap020</text:span></text:p>
          </draw:text-box>
        </draw:frame>
        <draw:frame draw:style-name="gr35" draw:text-style-name="P17" draw:layer="layout" svg:width="1.48cm" svg:height="0.607cm" svg:x="11.333cm" svg:y="8.357cm">
          <draw:text-box>
            <text:p><text:span text:style-name="T14">tap031</text:span></text:p>
          </draw:text-box>
        </draw:frame>
        <draw:frame draw:style-name="gr35" draw:text-style-name="P17" draw:layer="layout" svg:width="1.48cm" svg:height="0.607cm" svg:x="24.466cm" svg:y="5.059cm">
          <draw:text-box>
            <text:p><text:span text:style-name="T14">tap040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706cm" svg:height="1.523cm" svg:x="22.144cm" svg:y="5.926cm">
          <draw:text-box>
            <text:p text:style-name="P1"><text:span text:style-name="T15">Cover Server Address Mapping</text:span></text:p>
            <text:p text:style-name="P1"><text:span text:style-name="T18">172.16.64.11: vhost1</text:span></text:p>
            <text:p text:style-name="P1"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xml:id="id26" draw:id="id26" draw:layer="layout" draw:type="line" svg:x1="7.696cm" svg:y1="4.983cm" svg:x2="12.58cm" svg:y2="7.972cm" svg:d="m7696 4983 4884 2989">
          <text:p/>
        </draw:connector>
        <draw:g>
          <draw:frame draw:style-name="gr35" draw:text-style-name="P13" draw:layer="layout" svg:width="2.174cm" svg:height="0.569cm" svg:x="7.321cm" svg:y="7.255cm">
            <draw:text-box>
              <text:p text:style-name="P11"><text:span text:style-name="T15">VPN tunnels</text:span></text:p>
            </draw:text-box>
          </draw:frame>
          <draw:line draw:style-name="gr42" draw:text-style-name="P1" draw:layer="layout" svg:x1="8.833cm" svg:y1="7.255cm" svg:x2="9.595cm" svg:y2="6.3cm">
            <text:p/>
          </draw:line>
          <draw:line draw:style-name="gr42" draw:text-style-name="P1" draw:layer="layout" svg:x1="8.833cm" svg:y1="7.824cm" svg:x2="9.341cm" svg:y2="8.84cm">
            <text:p/>
          </draw:line>
        </draw:g>
        <draw:custom-shape draw:style-name="gr45" draw:text-style-name="P1" xml:id="id30" draw:id="id3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26" draw:start-glue-point="3" draw:end-shape="id3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27" draw:start-glue-point="1" draw:end-shape="id3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31" draw:id="id3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31" draw:start-glue-point="2" draw:end-shape="id3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draw:g xml:id="id25" draw:id="id25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g xml:id="id29" draw:id="id29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.054cm" svg:y="5.581cm">
          <draw:text-box>
            <text:p text:style-name="P11"><text:span text:style-name="T13">10.6.5.190</text:span></text:p>
          </draw:text-box>
        </draw:frame>
        <draw:frame draw:style-name="gr40" draw:text-style-name="P16" draw:layer="layout" svg:width="0.853cm" svg:height="0.963cm" svg:x="1.706cm" svg:y="3.482cm">
          <draw:text-box>
            <text:p><text:span text:style-name="T17">6</text:span></text:p>
          </draw:text-box>
        </draw:frame>
        <draw:frame draw:style-name="gr35" draw:text-style-name="P18" draw:layer="layout" svg:width="1.886cm" svg:height="0.569cm" svg:x="5.157cm" svg:y="17.146cm">
          <draw:text-box>
            <text:p><text:span text:style-name="T18">Bridge: br0</text:span></text:p>
          </draw:text-box>
        </draw:frame>
        <draw:g>
          <draw:custom-shape draw:style-name="gr2" draw:text-style-name="P1" draw:layer="layout" svg:width="2.305cm" svg:height="1.615cm" svg:x="1.124cm" svg:y="12.73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1" draw:layer="layout" svg:width="2.06cm" svg:height="0.963cm" svg:x="1.246cm" svg:y="13.062cm">
            <draw:text-box>
              <text:p text:style-name="P1"><text:span text:style-name="T19">Command</text:span></text:p>
              <text:p text:style-name="P1"><text:span text:style-name="T19">Post</text:span></text:p>
            </draw:text-box>
          </draw:frame>
        </draw:g>
        <draw:frame draw:style-name="standard" draw:layer="layout" svg:width="5.632cm" svg:height="3.013cm" svg:x="11.288cm" svg:y="11.6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20">VPS Proxy Port</text:span></text:p>
                <text:p text:style-name="P1"><text:span text:style-name="T20">Redirection Map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20">Inbound</text:span></text:p>
              </table:table-cell>
              <table:table-cell>
                <text:p text:style-name="P1"><text:span text:style-name="T20">Redirected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1">80</text:span></text:p>
              </table:table-cell>
              <table:table-cell>
                <text:p text:style-name="P1"><text:span text:style-name="T21">800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1">443</text:span></text:p>
              </table:table-cell>
              <table:table-cell>
                <text:p text:style-name="P1"><text:span text:style-name="T21">443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33" draw:id="id3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39" draw:id="id3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32" draw:start-glue-point="1" draw:end-shape="id3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3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35" draw:start-glue-point="2" draw:end-shape="id3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32" draw:id="id3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4" draw:id="id3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8" draw:id="id3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36" draw:id="id3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37" draw:id="id3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36" draw:start-glue-point="1" draw:end-shape="id3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36" draw:end-shape="id3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3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xml:id="id35" draw:id="id3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40" draw:id="id4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35" draw:start-glue-point="3" draw:end-shape="id4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36" draw:start-glue-point="1" draw:end-shape="id4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41" draw:id="id4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41" draw:start-glue-point="2" draw:end-shape="id4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43" draw:id="id4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49" draw:id="id4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42" draw:start-glue-point="1" draw:end-shape="id4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4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45" draw:start-glue-point="2" draw:end-shape="id4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42" draw:id="id4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4" draw:id="id4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8" draw:id="id4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46" draw:id="id4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47" draw:id="id4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46" draw:start-glue-point="1" draw:end-shape="id4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46" draw:end-shape="id4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4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xml:id="id45" draw:id="id4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50" draw:id="id5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45" draw:start-glue-point="3" draw:end-shape="id5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46" draw:start-glue-point="1" draw:end-shape="id5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51" draw:id="id5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51" draw:start-glue-point="2" draw:end-shape="id5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53" draw:id="id5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9" draw:id="id5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52" draw:start-glue-point="1" draw:end-shape="id5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5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55" draw:start-glue-point="2" draw:end-shape="id5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52" draw:id="id5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4" draw:id="id5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8" draw:id="id5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56" draw:id="id5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57" draw:id="id5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56" draw:start-glue-point="1" draw:end-shape="id5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56" draw:end-shape="id5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xml:id="id55" draw:id="id5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60" draw:id="id6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55" draw:start-glue-point="3" draw:end-shape="id6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56" draw:start-glue-point="1" draw:end-shape="id6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61" draw:id="id6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61" draw:start-glue-point="2" draw:end-shape="id6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63" draw:id="id6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9" draw:id="id6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62" draw:start-glue-point="1" draw:end-shape="id6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6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65" draw:start-glue-point="2" draw:end-shape="id6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62" draw:id="id6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4" draw:id="id6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8" draw:id="id6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66" draw:id="id6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67" draw:id="id6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66" draw:start-glue-point="1" draw:end-shape="id6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66" draw:end-shape="id6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xml:id="id65" draw:id="id6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70" draw:id="id7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65" draw:start-glue-point="3" draw:end-shape="id7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66" draw:start-glue-point="1" draw:end-shape="id7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71" draw:id="id7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71" draw:start-glue-point="2" draw:end-shape="id7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 presentation:use-date-time-name="dtd1">
        <draw:frame presentation:style-name="pr3" draw:layer="layout" svg:width="24.002cm" svg:height="3.446cm" svg:x="1.967cm" svg:y="1.417cm" presentation:class="title" presentation:user-transformed="true">
          <draw:text-box>
            <text:p><text:span text:style-name="T24">SinnerTwin Deployment Environment</text:span></text:p>
          </draw:text-box>
        </draw:frame>
        <draw:frame draw:style-name="gr53" draw:text-style-name="P1" draw:layer="layout" svg:width="17.38cm" svg:height="10.289cm" svg:x="5.352cm" svg:y="5.682cm">
          <draw:image xlink:href="Pictures/200000EA000044060000270AFF6E00B5.wmf" xlink:type="simple" xlink:show="embed" xlink:actuate="onLoad">
            <text:p/>
          </draw:image>
        </draw:frame>
        <draw:frame draw:style-name="gr15" draw:text-style-name="P5" draw:layer="layout" svg:width="5.464cm" svg:height="0.839cm" svg:x="11.495cm" svg:y="0.505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1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 presentation:use-date-time-name="dtd1">
        <draw:custom-shape draw:style-name="gr13" draw:text-style-name="P1" xml:id="id72" draw:id="id72" draw:layer="layout" svg:width="2.056cm" svg:height="1.229cm" svg:x="6.528cm" svg:y="4.1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3" draw:layer="layout" svg:width="24.002cm" svg:height="1.04cm" svg:x="1.968cm" svg:y="1.376cm" presentation:class="title" presentation:user-transformed="true">
          <draw:text-box>
            <text:p><text:span text:style-name="T25">Hive Operation</text:span></text:p>
          </draw:text-box>
        </draw:frame>
        <draw:g>
          <draw:frame draw:style-name="gr54" draw:text-style-name="P2" draw:layer="layout" svg:width="2.34cm" svg:height="1.181cm" svg:x="6.492cm" svg:y="4.294cm">
            <draw:text-box>
              <text:p text:style-name="P1"><text:span text:style-name="T3">Implanted</text:span></text:p>
              <text:p text:style-name="P1"><text:span text:style-name="T3">Host</text:span></text:p>
            </draw:text-box>
          </draw:frame>
        </draw:g>
        <draw:connector draw:style-name="gr7" draw:text-style-name="P1" draw:layer="layout" draw:type="line" svg:x1="8.584cm" svg:y1="4.812cm" svg:x2="19.867cm" svg:y2="4.891cm" draw:start-shape="id72" draw:start-glue-point="1" draw:end-shape="id73" svg:d="m8584 4812 11283 79">
          <text:p/>
        </draw:connector>
        <draw:g xml:id="id73" draw:id="id73">
          <draw:custom-shape draw:style-name="gr8" draw:text-style-name="P1" draw:layer="layout" svg:width="2.662cm" svg:height="1.598cm" svg:x="19.867cm" svg:y="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" draw:layer="layout" svg:width="2.877cm" svg:height="1.703cm" svg:x="19.89cm" svg:y="4.064cm">
            <draw:text-box>
              <text:p text:style-name="P1"><text:span text:style-name="T2">GENESIS</text:span></text:p>
              <text:p text:style-name="P1"><text:span text:style-name="T2">ICON</text:span></text:p>
              <text:p text:style-name="P1"><text:span text:style-name="T2">Workstation</text:span></text:p>
            </draw:text-box>
          </draw:frame>
        </draw:g>
        <draw:connector draw:style-name="gr56" draw:text-style-name="P1" draw:layer="layout" draw:type="line" svg:x1="8.67cm" svg:y1="3.799cm" svg:x2="19.921cm" svg:y2="3.775cm" svg:d="m8670 3799 11251-24">
          <text:p/>
        </draw:connector>
        <draw:frame draw:style-name="gr24" draw:text-style-name="P7" draw:layer="layout" svg:width="3.214cm" svg:height="0.798cm" svg:x="12.789cm" svg:y="3.189cm">
          <draw:text-box>
            <text:p><text:span text:style-name="T10">SSL Session</text:span></text:p>
          </draw:text-box>
        </draw:frame>
        <draw:g>
          <draw:line draw:style-name="gr57" draw:text-style-name="P1" draw:layer="layout" svg:x1="19.445cm" svg:y1="6.825cm" svg:x2="9.042cm" svg:y2="6.825cm">
            <text:p/>
          </draw:line>
          <draw:frame draw:style-name="gr58" draw:text-style-name="P24" draw:layer="layout" svg:width="2.029cm" svg:height="0.798cm" svg:x="13.322cm" svg:y="6.166cm">
            <draw:text-box>
              <text:p><text:span text:style-name="T26">Trigger</text:span></text:p>
            </draw:text-box>
          </draw:frame>
        </draw:g>
        <draw:g>
          <draw:line draw:style-name="gr57" draw:text-style-name="P1" draw:layer="layout" svg:x1="9.042cm" svg:y1="8.641cm" svg:x2="19.445cm" svg:y2="8.641cm">
            <text:p/>
          </draw:line>
          <draw:frame draw:style-name="gr59" draw:text-style-name="P24" draw:layer="layout" svg:width="2.504cm" svg:height="0.798cm" svg:x="13.106cm" svg:y="8.08cm">
            <draw:text-box>
              <text:p><text:span text:style-name="T26">Call-back</text:span></text:p>
            </draw:text-box>
          </draw:frame>
        </draw:g>
        <draw:line draw:style-name="gr57" draw:text-style-name="P1" draw:layer="layout" svg:x1="19.445cm" svg:y1="9.922cm" svg:x2="9.042cm" svg:y2="9.922cm">
          <text:p/>
        </draw:line>
        <draw:frame draw:style-name="gr60" draw:text-style-name="P25" draw:layer="layout" svg:width="2.727cm" svg:height="0.798cm" svg:x="13.011cm" svg:y="9.317cm">
          <draw:text-box>
            <text:p><text:span text:style-name="T26">shell open</text:span></text:p>
          </draw:text-box>
        </draw:frame>
        <draw:frame draw:style-name="gr61" draw:text-style-name="P25" draw:layer="layout" svg:width="1.68cm" svg:height="0.798cm" svg:x="6.832cm" svg:y="2.941cm">
          <draw:text-box>
            <text:p><text:span text:style-name="T26">hived</text:span></text:p>
          </draw:text-box>
        </draw:frame>
        <draw:frame draw:style-name="gr62" draw:text-style-name="P25" draw:layer="layout" svg:width="4.252cm" svg:height="0.798cm" svg:x="19.215cm" svg:y="2.942cm">
          <draw:text-box>
            <text:p><text:span text:style-name="T26">hclient / cutthroat</text:span></text:p>
          </draw:text-box>
        </draw:frame>
        <draw:frame draw:style-name="gr63" draw:text-style-name="P26" draw:layer="layout" svg:width="4.625cm" svg:height="1.143cm" svg:x="19.691cm" svg:y="6.136cm">
          <draw:text-box>
            <text:p><text:span text:style-name="T27">$ ./cutthroat ./hive</text:span></text:p>
            <text:p><text:span text:style-name="T27">&gt; ilm connect &lt;target IP&gt;</text:span></text:p>
          </draw:text-box>
        </draw:frame>
        <draw:frame draw:style-name="gr64" draw:text-style-name="P26" draw:layer="layout" svg:width="7.46cm" svg:height="0.709cm" svg:x="19.691cm" svg:y="9.33cm">
          <draw:text-box>
            <text:p><text:span text:style-name="T27">&gt; shell open &lt;client IP&gt; &lt;client port&gt; &lt;pw&gt;</text:span></text:p>
          </draw:text-box>
        </draw:frame>
        <draw:line draw:style-name="gr65" draw:text-style-name="P1" draw:layer="layout" svg:x1="7.165cm" svg:y1="5.917cm" svg:x2="9.281cm" svg:y2="5.917cm">
          <text:p/>
        </draw:line>
        <draw:frame draw:style-name="gr66" draw:text-style-name="P27" draw:layer="layout" svg:width="3.196cm" svg:height="0.798cm" svg:x="9.125cm" svg:y="5.542cm">
          <draw:text-box>
            <text:p><text:span text:style-name="T28">Listening port</text:span></text:p>
          </draw:text-box>
        </draw:frame>
        <draw:custom-shape draw:style-name="gr67" draw:text-style-name="P1" draw:layer="layout" svg:width="0.788cm" svg:height="0.748cm" svg:x="6.921cm" svg:y="7.02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7" draw:text-style-name="P1" draw:layer="layout" svg:width="0.788cm" svg:height="0.748cm" svg:x="7.303cm" svg:y="9.53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8" draw:text-style-name="P1" draw:layer="layout" svg:width="0.726cm" svg:height="0.737cm" svg:x="6.425cm" svg:y="7.531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983cm" svg:x="6.336cm" svg:y="6.47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8" draw:layer="layout" svg:width="0.845cm" svg:height="0.839cm" svg:x="6.589cm" svg:y="6.878cm">
          <draw:text-box>
            <text:p><text:span text:style-name="T29">P</text:span></text:p>
          </draw:text-box>
        </draw:frame>
        <draw:frame draw:style-name="gr69" draw:text-style-name="P28" draw:layer="layout" svg:width="0.845cm" svg:height="0.839cm" svg:x="6.971cm" svg:y="9.392cm">
          <draw:text-box>
            <text:p><text:span text:style-name="T29">P</text:span></text:p>
          </draw:text-box>
        </draw:frame>
        <draw:frame draw:style-name="gr70" draw:text-style-name="P28" draw:layer="layout" svg:width="0.872cm" svg:height="0.839cm" svg:x="7.639cm" svg:y="9.392cm">
          <draw:text-box>
            <text:p><text:span text:style-name="T29">C</text:span></text:p>
          </draw:text-box>
        </draw:frame>
        <draw:frame draw:style-name="gr70" draw:text-style-name="P28" draw:layer="layout" svg:width="0.872cm" svg:height="0.839cm" svg:x="7.258cm" svg:y="6.878cm">
          <draw:text-box>
            <text:p><text:span text:style-name="T29">C</text:span></text:p>
          </draw:text-box>
        </draw:frame>
        <draw:custom-shape draw:style-name="gr67" draw:text-style-name="P1" draw:layer="layout" svg:width="0.492cm" svg:height="0.615cm" svg:x="6.431cm" svg:y="5.63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1" draw:text-style-name="P29" draw:layer="layout" svg:width="2.42cm" svg:height="0.709cm" svg:x="8.397cm" svg:y="9.897cm">
          <draw:text-box>
            <text:p><text:span text:style-name="T30">launchShell</text:span></text:p>
          </draw:text-box>
        </draw:frame>
        <draw:frame draw:style-name="gr72" draw:text-style-name="P29" draw:layer="layout" svg:width="3.547cm" svg:height="0.709cm" svg:x="8.397cm" svg:y="9.125cm">
          <draw:text-box>
            <text:p><text:span text:style-name="T30">StartClientSession</text:span></text:p>
          </draw:text-box>
        </draw:frame>
        <draw:frame draw:style-name="gr73" draw:text-style-name="P29" draw:layer="layout" svg:width="4.386cm" svg:height="0.709cm" svg:x="8.397cm" svg:y="8.061cm">
          <draw:text-box>
            <text:p><text:span text:style-name="T30">TriggerCallbackSession</text:span></text:p>
          </draw:text-box>
        </draw:frame>
        <draw:frame draw:style-name="gr74" draw:text-style-name="P29" draw:layer="layout" svg:width="4.394cm" svg:height="0.709cm" svg:x="8.397cm" svg:y="7.577cm">
          <draw:text-box>
            <text:p><text:span text:style-name="T30">start_triggered_connect</text:span></text:p>
          </draw:text-box>
        </draw:frame>
        <draw:frame draw:style-name="gr75" draw:text-style-name="P29" draw:layer="layout" svg:width="2.642cm" svg:height="0.709cm" svg:x="3.741cm" svg:y="6.998cm">
          <draw:text-box>
            <text:p><text:span text:style-name="T30">fork_process</text:span></text:p>
          </draw:text-box>
        </draw:frame>
        <draw:frame draw:style-name="gr76" draw:text-style-name="P29" draw:layer="layout" svg:width="2.647cm" svg:height="0.709cm" svg:x="6.859cm" svg:y="6.032cm">
          <draw:text-box>
            <text:p><text:span text:style-name="T30">TriggerListen</text:span></text:p>
          </draw:text-box>
        </draw:frame>
        <draw:custom-shape draw:style-name="gr68" draw:text-style-name="P1" draw:layer="layout" svg:width="0.726cm" svg:height="0.737cm" svg:x="6.805cm" svg:y="10.04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462cm" svg:x="6.716cm" svg:y="9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" draw:layer="layout" svg:width="0.492cm" svg:height="0.615cm" svg:x="6.814cm" svg:y="8.92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5" draw:text-style-name="P1" draw:layer="layout" svg:width="0.362cm" svg:height="0.685cm" svg:x="7.764cm" svg:y="10.5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7" draw:text-style-name="P1" draw:layer="layout" svg:x1="19.445cm" svg:y1="10.89cm" svg:x2="9.042cm" svg:y2="10.89cm">
          <text:p/>
        </draw:line>
        <draw:frame draw:style-name="gr78" draw:text-style-name="P30" draw:layer="layout" svg:width="1.541cm" svg:height="0.798cm" svg:x="13.55cm" svg:y="10.286cm">
          <draw:text-box>
            <text:p text:style-name="P1"><text:span text:style-name="T26">shell</text:span></text:p>
          </draw:text-box>
        </draw:frame>
        <draw:frame draw:style-name="gr15" draw:text-style-name="P5" draw:layer="layout" svg:width="5.464cm" svg:height="0.839cm" svg:x="11.495cm" svg:y="0.506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2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 presentation:use-date-time-name="dtd1">
        <draw:frame presentation:style-name="pr4" draw:text-style-name="P31" draw:layer="layout" svg:width="24.002cm" svg:height="0.945cm" svg:x="1.967cm" svg:y="1.202cm" presentation:class="title" presentation:user-transformed="true">
          <draw:text-box>
            <text:p><text:span text:style-name="T25">Raw TCP/UDP Trigger</text:span></text:p>
          </draw:text-box>
        </draw:frame>
        <draw:custom-shape draw:style-name="gr45" draw:text-style-name="P1" draw:layer="layout" svg:width="25.654cm" svg:height="1.27cm" svg:x="1.143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5.839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1.432cm" svg:y1="5.839cm" svg:x2="10.67cm" svg:y2="7.109cm">
          <text:p/>
        </draw:line>
        <draw:custom-shape draw:style-name="gr82" draw:text-style-name="P1" draw:layer="layout" svg:width="1.521cm" svg:height="1.27cm" svg:x="14.036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5.545cm" svg:y="5.83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2.286cm" svg:height="1.27cm" svg:x="16.821cm" svg:y="5.83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77cm" svg:height="1.27cm" svg:x="21.452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5.758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6.152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5.955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6.474cm" svg:x2="5.5cm" svg:y2="6.474cm">
          <text:p/>
        </draw:line>
        <draw:line draw:style-name="gr85" draw:text-style-name="P9" draw:layer="layout" svg:x1="11.4cm" svg:y1="6.474cm" svg:x2="12.716cm" svg:y2="6.474cm">
          <text:p/>
        </draw:line>
        <draw:frame draw:style-name="gr35" draw:text-style-name="P32" draw:layer="layout" svg:width="1.662cm" svg:height="1.039cm" svg:x="13.955cm" svg:y="5.955cm">
          <draw:text-box>
            <text:p><text:span text:style-name="T13">12-byte</text:span></text:p>
            <text:p text:style-name="P1"><text:span text:style-name="T13">PAD</text:span></text:p>
          </draw:text-box>
        </draw:frame>
        <draw:frame draw:style-name="gr35" draw:text-style-name="P32" draw:layer="layout" svg:width="1.662cm" svg:height="1.039cm" svg:x="17.055cm" svg:y="5.955cm">
          <draw:text-box>
            <text:p><text:span text:style-name="T13">25-byte</text:span></text:p>
            <text:p text:style-name="P1"><text:span text:style-name="T13">PAD</text:span></text:p>
          </draw:text-box>
        </draw:frame>
        <draw:frame draw:style-name="gr35" draw:text-style-name="P9" draw:layer="layout" svg:width="1.886cm" svg:height="1.433cm" svg:x="21.432cm" svg:y="5.755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frame draw:style-name="gr35" draw:text-style-name="P9" draw:layer="layout" svg:width="1.836cm" svg:height="1.433cm" svg:x="1.313cm" svg:y="5.758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35" draw:text-style-name="P32" draw:layer="layout" svg:width="2.674cm" svg:height="0.645cm" svg:x="23.445cm" svg:y="6.152cm">
          <draw:text-box>
            <text:p><text:span text:style-name="T13">Random Data</text:span></text:p>
          </draw:text-box>
        </draw:frame>
        <draw:frame draw:style-name="gr86" draw:text-style-name="P32" xml:id="id74" draw:id="id74" draw:layer="layout" svg:width="2.051cm" svg:height="5.217cm" svg:x="12.945cm" svg:y="4.791cm">
          <draw:text-box>
            <text:p><text:span text:style-name="T13">400 Bytes</text:span></text:p>
          </draw:text-box>
        </draw:frame>
        <draw:connector draw:style-name="gr87" draw:text-style-name="P9" draw:layer="layout" draw:type="line" svg:x1="12.945cm" svg:y1="5.113cm" svg:x2="1.259cm" svg:y2="5.148cm" draw:start-shape="id74" draw:start-glue-point="3" svg:d="m12945 5113-11686 35">
          <text:p/>
        </draw:connector>
        <draw:connector draw:style-name="gr87" draw:text-style-name="P9" draw:layer="layout" draw:type="line" svg:x1="14.996cm" svg:y1="5.113cm" svg:x2="26.776cm" svg:y2="5.171cm" draw:start-shape="id74" draw:start-glue-point="1" svg:d="m14996 5113 11780 58">
          <text:p/>
        </draw:connector>
        <draw:frame draw:style-name="gr35" draw:text-style-name="P9" draw:layer="layout" svg:width="1.713cm" svg:height="1.039cm" svg:x="15.342cm" svg:y="5.955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45" draw:text-style-name="P1" draw:layer="layout" svg:width="25.654cm" svg:height="1.27cm" svg:x="1.143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14.35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5.032cm" svg:y1="14.35cm" svg:x2="14.27cm" svg:y2="15.62cm">
          <text:p/>
        </draw:line>
        <draw:custom-shape draw:style-name="gr88" draw:text-style-name="P1" draw:layer="layout" svg:width="1.234cm" svg:height="1.27cm" svg:x="15.321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4.045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45cm" svg:height="1.27cm" svg:x="19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14.269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14.663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14.466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14.985cm" svg:x2="5.5cm" svg:y2="14.985cm">
          <text:p/>
        </draw:line>
        <draw:line draw:style-name="gr85" draw:text-style-name="P9" draw:layer="layout" svg:x1="11.4cm" svg:y1="14.985cm" svg:x2="12.716cm" svg:y2="14.985cm">
          <text:p/>
        </draw:line>
        <draw:frame draw:style-name="gr35" draw:text-style-name="P32" draw:layer="layout" svg:width="1.467cm" svg:height="1.039cm" svg:x="15.24cm" svg:y="14.466cm">
          <draw:text-box>
            <text:p><text:span text:style-name="T13">8-byte</text:span></text:p>
            <text:p text:style-name="P1"><text:span text:style-name="T13">PAD1</text:span></text:p>
          </draw:text-box>
        </draw:frame>
        <draw:frame draw:style-name="gr35" draw:text-style-name="P9" draw:layer="layout" svg:width="1.836cm" svg:height="1.433cm" svg:x="1.313cm" svg:y="14.269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9" draw:text-style-name="P32" xml:id="id75" draw:id="id75" draw:layer="layout" svg:width="7.059cm" svg:height="0.645cm" svg:x="10.441cm" svg:y="13.314cm">
          <draw:text-box>
            <text:p><text:span text:style-name="T13">126 Bytes Minimum / 472 Bytes Maximum</text:span></text:p>
          </draw:text-box>
        </draw:frame>
        <draw:connector draw:style-name="gr87" draw:text-style-name="P9" draw:layer="layout" draw:type="line" svg:x1="10.441cm" svg:y1="13.636cm" svg:x2="1.259cm" svg:y2="13.671cm" draw:start-shape="id75" draw:start-glue-point="3" svg:d="m10441 13636-9182 35">
          <text:p/>
        </draw:connector>
        <draw:connector draw:style-name="gr87" draw:text-style-name="P9" draw:layer="layout" draw:type="line" svg:x1="17.5cm" svg:y1="13.636cm" svg:x2="26.776cm" svg:y2="13.694cm" draw:start-shape="id75" draw:start-glue-point="1" svg:d="m17500 13636 9276 58">
          <text:p/>
        </draw:connector>
        <draw:frame draw:style-name="gr35" draw:text-style-name="P9" draw:layer="layout" svg:width="1.713cm" svg:height="1.039cm" svg:x="13.842cm" svg:y="14.466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83" draw:text-style-name="P1" draw:layer="layout" svg:width="1.77cm" svg:height="1.27cm" svg:x="16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86cm" svg:height="1.433cm" svg:x="16.532cm" svg:y="14.269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custom-shape draw:style-name="gr88" draw:text-style-name="P1" draw:layer="layout" svg:width="1.234cm" svg:height="1.27cm" svg:x="18.32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1.467cm" svg:height="1.039cm" svg:x="18.241cm" svg:y="14.466cm">
          <draw:text-box>
            <text:p><text:span text:style-name="T13">8-byte</text:span></text:p>
            <text:p text:style-name="P1"><text:span text:style-name="T13">PAD2</text:span></text:p>
          </draw:text-box>
        </draw:frame>
        <draw:frame draw:style-name="gr35" draw:text-style-name="P32" draw:layer="layout" svg:width="4.117cm" svg:height="1.039cm" svg:x="20.917cm" svg:y="14.467cm">
          <draw:text-box>
            <text:p><text:span text:style-name="T13">Random Data of length</text:span></text:p>
            <text:p text:style-name="P1"><text:span text:style-name="T13">CRC % 146</text:span></text:p>
          </draw:text-box>
        </draw:frame>
        <draw:frame draw:style-name="gr35" draw:text-style-name="P32" draw:layer="layout" svg:width="0.697cm" svg:height="0.645cm" svg:x="3.029cm" svg:y="13.8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13.8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13.844cm">
          <draw:text-box>
            <text:p><text:span text:style-name="T13">0</text:span></text:p>
          </draw:text-box>
        </draw:frame>
        <draw:custom-shape draw:style-name="gr80" draw:text-style-name="P1" draw:layer="layout" svg:width="1.279cm" svg:height="1.27cm" svg:x="19.1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467cm" svg:height="1.433cm" svg:x="18.997cm" svg:y="5.755cm">
          <draw:text-box>
            <text:p text:style-name="P1"><text:span text:style-name="T13">1-byte</text:span></text:p>
            <text:p text:style-name="P1"><text:span text:style-name="T13">XOR</text:span></text:p>
            <text:p text:style-name="P1"><text:span text:style-name="T13">value</text:span></text:p>
          </draw:text-box>
        </draw:frame>
        <draw:custom-shape draw:style-name="gr82" draw:text-style-name="P1" draw:layer="layout" svg:width="1.073cm" svg:height="1.27cm" svg:x="20.39cm" svg:y="5.839cm">
          <text:p/>
          <draw:enhanced-geometry svg:viewBox="0 0 21600 21600" draw:type="rectangle" draw:enhanced-path="M 0 0 L 21600 0 21600 21600 0 21600 0 0 Z N"/>
        </draw:custom-shape>
        <draw:frame draw:style-name="gr90" draw:text-style-name="P32" draw:layer="layout" svg:width="1.467cm" svg:height="1.039cm" svg:x="20.209cm" svg:y="5.955cm">
          <draw:text-box>
            <text:p><text:span text:style-name="T13">2-byte</text:span></text:p>
            <text:p text:style-name="P1"><text:span text:style-name="T13">PAD</text:span></text:p>
          </draw:text-box>
        </draw:frame>
        <draw:frame draw:style-name="gr35" draw:text-style-name="P32" draw:layer="layout" svg:width="25.068cm" svg:height="0.645cm" svg:x="1.651cm" svg:y="8.001cm">
          <draw:text-box>
            <text:p><text:span text:style-name="T13">The twelve byte trigger is encoded by XORing the 1-byte XOR value with the first five bytes of the trigger and the remaining trigger bytes or XORed with 0xB6. </text:span></text:p>
          </draw:text-box>
        </draw:frame>
        <draw:frame draw:style-name="gr35" draw:text-style-name="P32" draw:layer="layout" svg:width="23.845cm" svg:height="1.039cm" svg:x="1.651cm" svg:y="16.802cm">
          <draw:text-box>
            <text:p><text:span text:style-name="T13">The twelve byte trigger is encoded by computing an offset of CRC % 72 into the CRC random data field and XORing each of the twelve following bytes</text:span></text:p>
            <text:p><text:span text:style-name="T13">with the corresponding byte of the twelve-byte trigger payload.</text:span></text:p>
          </draw:text-box>
        </draw:frame>
        <draw:frame draw:style-name="gr35" draw:text-style-name="P32" draw:layer="layout" svg:width="0.697cm" svg:height="0.645cm" svg:x="3.029cm" svg:y="5.3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5.3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5.344cm">
          <draw:text-box>
            <text:p><text:span text:style-name="T13">0</text:span></text:p>
          </draw:text-box>
        </draw:frame>
        <draw:frame draw:style-name="gr35" draw:text-style-name="P33" draw:layer="layout" svg:width="4.189cm" svg:height="0.725cm" svg:x="1.397cm" svg:y="3.683cm">
          <draw:text-box>
            <text:p><text:span text:style-name="T26">Hive 2.5 Algorithm</text:span></text:p>
          </draw:text-box>
        </draw:frame>
        <draw:frame draw:style-name="gr35" draw:text-style-name="P33" draw:layer="layout" svg:width="4.189cm" svg:height="0.725cm" svg:x="1.397cm" svg:y="12.084cm">
          <draw:text-box>
            <text:p><text:span text:style-name="T26">Hive 2.6 Algorithm</text:span></text:p>
          </draw:text-box>
        </draw:frame>
        <draw:line draw:style-name="gr81" draw:text-style-name="P9" draw:layer="layout" svg:x1="25.232cm" svg:y1="14.35cm" svg:x2="24.47cm" svg:y2="15.62cm">
          <text:p/>
        </draw:line>
        <draw:line draw:style-name="gr85" draw:text-style-name="P9" draw:layer="layout" svg:x1="20.893cm" svg:y1="14.985cm" svg:x2="19.577cm" svg:y2="14.985cm">
          <text:p/>
        </draw:line>
        <draw:line draw:style-name="gr85" draw:text-style-name="P9" draw:layer="layout" svg:x1="25.477cm" svg:y1="14.985cm" svg:x2="26.793cm" svg:y2="14.985cm">
          <text:p/>
        </draw:line>
        <draw:frame draw:style-name="gr16" draw:text-style-name="P5" draw:layer="layout" svg:width="5.464cm" svg:height="0.839cm" svg:x="11.238cm" svg:y="20.222cm">
          <draw:text-box>
            <text:p><text:span text:style-name="T6">SECRET//NOFORN</text:span></text:p>
          </draw:text-box>
        </draw:frame>
        <draw:frame draw:style-name="gr15" draw:text-style-name="P5" draw:layer="layout" svg:width="5.464cm" svg:height="0.839cm" svg:x="11.238cm" svg:y="0.506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 presentation:use-date-time-name="dtd1">
        <draw:frame presentation:style-name="pr6" draw:text-style-name="P34" draw:layer="layout" svg:width="24.002cm" svg:height="3.393cm" svg:x="1.967cm" svg:y="1.444cm" presentation:class="title" presentation:user-transformed="true">
          <draw:text-box>
            <text:p><text:span text:style-name="T31">Scrap slides follow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77" draw:id="id77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76" draw:start-glue-point="1" draw:end-shape="id77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78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76" draw:id="id76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78" draw:id="id78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82" draw:id="id82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89" draw:id="id89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47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81" draw:id="id81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10.574cm">
          <draw:text-box>
            <text:p text:style-name="P12"><text:span text:style-name="T15">eth2</text:span></text:p>
            <text:p text:style-name="P12"><text:span text:style-name="T15">172.16.64.1</text:span></text:p>
          </draw:text-box>
        </draw:frame>
        <draw:frame draw:style-name="gr35" draw:text-style-name="P40" draw:layer="layout" svg:width="2.174cm" svg:height="0.569cm" svg:x="9.657cm" svg:y="10.344cm">
          <draw:text-box>
            <text:p text:style-name="P11"><text:span text:style-name="T34">VPN tunnels</text:span></text:p>
          </draw:text-box>
        </draw:frame>
        <draw:custom-shape draw:style-name="gr94" draw:text-style-name="P1" xml:id="id80" draw:id="id80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79" draw:id="id79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79" draw:start-glue-point="0" draw:end-shape="id80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2.31cm" svg:height="0.887cm" svg:x="11.831cm" svg:y="9.777cm">
          <draw:text-box>
            <text:p text:style-name="P11"><text:span text:style-name="T15">eth1</text:span></text:p>
            <text:p text:style-name="P11"><text:span text:style-name="T15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6.989cm" svg:y1="10.628cm" svg:x2="22.353cm" svg:y2="8.243cm" draw:start-shape="id80" draw:start-glue-point="1" draw:end-shape="id81" svg:d="m16989 10628h2688v-2385h2676">
          <text:p/>
        </draw:connector>
        <draw:connector draw:style-name="gr7" draw:text-style-name="P1" draw:layer="layout" svg:x1="16.989cm" svg:y1="10.628cm" svg:x2="22.326cm" svg:y2="13.443cm" draw:start-shape="id80" draw:start-glue-point="1" draw:end-shape="id82" svg:d="m16989 10628h2675v2815h2662">
          <text:p/>
        </draw:connector>
        <draw:connector draw:style-name="gr99" draw:text-style-name="P1" draw:layer="layout" draw:line-skew="-0.299cm" svg:x1="14.703cm" svg:y1="10.628cm" svg:x2="9.211cm" svg:y2="8.183cm" draw:start-shape="id80" draw:start-glue-point="3" draw:end-shape="id77" draw:end-glue-point="1" svg:d="m14703 10628h-3050v-2445h-2442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connector draw:style-name="gr100" draw:text-style-name="P1" draw:layer="layout" draw:line-skew="-0.024cm" svg:x1="9.164cm" svg:y1="12.649cm" svg:x2="14.703cm" svg:y2="10.628cm" draw:end-shape="id80" svg:d="m9164 12649h2489v-2021h3050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87" draw:id="id87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83" draw:id="id83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77" draw:start-glue-point="3" draw:end-shape="id83" draw:end-glue-point="1" svg:d="m8001 8183h-2083v-1487h-2083">
          <text:p/>
        </draw:connector>
        <draw:frame draw:style-name="gr103" draw:text-style-name="P45" xml:id="id88" draw:id="id88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84" draw:id="id84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77" draw:start-glue-point="3" draw:end-shape="id84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85" draw:id="id85" draw:layer="layout" svg:width="2.177cm" svg:height="0.911cm" svg:x="11.011cm" svg:y="7.073cm">
          <draw:text-box>
            <text:p text:style-name="P12"><text:span text:style-name="T34">tun0</text:span></text:p>
            <text:p text:style-name="P12"><text:span text:style-name="T34">10.177.77.10</text:span></text:p>
          </draw:text-box>
        </draw:frame>
        <draw:connector draw:style-name="gr96" draw:text-style-name="P19" draw:layer="layout" draw:type="line" svg:x1="11.011cm" svg:y1="7.528cm" svg:x2="9.211cm" svg:y2="8.183cm" draw:start-shape="id85" draw:start-glue-point="3" draw:end-shape="id77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86" draw:id="id86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81" draw:start-glue-point="1" draw:end-shape="id86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82" draw:start-glue-point="1" draw:end-shape="id86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87" draw:start-glue-point="1" draw:end-shape="id88" draw:end-glue-point="3" svg:d="m4299 17121h2386">
          <text:p/>
        </draw:connector>
        <draw:frame draw:style-name="gr103" draw:text-style-name="P45" xml:id="id90" draw:id="id90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89" draw:end-shape="id90" draw:end-glue-point="0" svg:d="m15846 11271v1410">
          <text:p/>
        </draw:connector>
        <draw:frame draw:style-name="gr35" draw:text-style-name="P36" draw:layer="layout" svg:width="2.441cm" svg:height="0.489cm" svg:x="3.666cm" svg:y="6.584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085cm">
          <draw:text-box>
            <text:p text:style-name="P12"><text:span text:style-name="T38">00:0C:42:99:8A:E1</text:span></text:p>
          </draw:text-box>
        </draw:frame>
        <draw:g xml:id="id91" draw:id="id91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91" draw:end-shape="id77" draw:end-glue-point="3" svg:d="m3836 9696h2083v-1513h2082">
          <text:p/>
        </draw:connector>
        <draw:frame draw:style-name="gr35" draw:text-style-name="P36" draw:layer="layout" svg:width="2.377cm" svg:height="0.489cm" svg:x="3.667cm" svg:y="9.585cm">
          <draw:text-box>
            <text:p text:style-name="P12"><text:span text:style-name="T38">00:03:BA:86:6A:</text:span><text:span text:style-name="T39">78</text:span></text:p>
          </draw:text-box>
        </draw:frame>
        <draw:frame draw:style-name="gr35" draw:text-style-name="P36" draw:layer="layout" svg:width="2.441cm" svg:height="0.489cm" svg:x="3.667cm" svg:y="6.58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2.348cm" svg:height="0.489cm" svg:x="3.668cm" svg:y="8.086cm">
          <draw:text-box>
            <text:p text:style-name="P12"><text:span text:style-name="T38">52:54:00:9A:B0:72</text:span></text:p>
          </draw:text-box>
        </draw:frame>
        <draw:frame draw:style-name="gr35" draw:text-style-name="P36" draw:layer="layout" svg:width="2.441cm" svg:height="0.489cm" svg:x="3.668cm" svg:y="6.586cm">
          <draw:text-box>
            <text:p text:style-name="P12"><text:span text:style-name="T38">00:0C:42:4D:7B:DE</text:span></text:p>
          </draw:text-box>
        </draw:frame>
        <draw:g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1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92" draw:id="id92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93" draw:id="id93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92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93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94" draw:start-glue-point="1" draw:end-shape="id92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3.2.174</text:span></text:p>
          </draw:text-box>
        </draw:frame>
        <draw:connector draw:style-name="gr7" draw:text-style-name="P1" draw:layer="layout" draw:type="line" svg:x1="4.28cm" svg:y1="9.449cm" svg:x2="7.724cm" svg:y2="9.473cm" draw:start-shape="id95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3.2.185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741cm" svg:height="0.645cm" svg:x="8.757cm" svg:y="9.484cm">
          <draw:text-box>
            <text:p text:style-name="P11"><text:span text:style-name="T13">172.16.63.131</text:span></text:p>
          </draw:text-box>
        </draw:frame>
        <draw:frame draw:style-name="gr106" draw:text-style-name="P50" draw:layer="layout" svg:width="22.86cm" svg:height="8.736cm" svg:x="2.54cm" svg:y="11.422cm">
          <draw:text-box>
            <text:p text:style-name="P47"><text:span text:style-name="T40">VPS Server IPTABLES Configuration</text:span></text:p>
            <text:p text:style-name="P48"><text:span text:style-name="T41">iptables -P INPUT DROP</text:span></text:p>
            <text:p text:style-name="P48"><text:span text:style-name="T41">iptables -P FORWARD DROP</text:span></text:p>
            <text:p text:style-name="P49"><text:span text:style-name="T41">iptables -p OUTPUT DROP</text:span></text:p>
            <text:p text:style-name="P49"><text:span text:style-name="T41">iptables -A INPUT -p tcp --dport 22 -j ACCEPT</text:span></text:p>
            <text:p text:style-name="P49"><text:span text:style-name="T41">iptables -A OUTPUT -p tcp --sport 22 -j ACCEPT</text:span></text:p>
            <text:p text:style-name="P49"><text:span text:style-name="T42">DNAT</text:span></text:p>
            <text:p text:style-name="P48"><text:span text:style-name="T43">iptables -t nat -A PREROUTING -i eth0 -p tcp --sport 1024:65535 -d 10.3.2.174 --dport 53 -j DNAT --to-destination 172.16.63.101:443</text:span></text:p>
            <text:p text:style-name="P48"><text:span text:style-name="T43">iptables -t nat -A PREROUTING -i eth0 -p tcp --sport 1024:65535 -d 10.3.2.174 --dport 80 -j DNAT --to-destination 172.16.63.101:443</text:span></text:p>
            <text:p text:style-name="P48"><text:span text:style-name="T43">iptables -t nat -A PREROUTING -i eth0 -p tcp --sport 1024:65535 -d 10.3.2.174 --dport 443 -j DNAT --to-destination 172.16.63.101:443</text:span></text:p>
            <text:p text:style-name="P48"><text:span text:style-name="T44">FORWARDING</text:span></text:p>
            <text:p text:style-name="P48"><text:span text:style-name="T43">iptables -A FORWARD -i eth0 -o p3p2 -m state --state ESTABLISHED,RELATED -j ACCEPT</text:span></text:p>
            <text:p text:style-name="P48"><text:span text:style-name="T43">iptables -A FORWARD -i p3p2 -o eth0 -m state --state ESTABLISHED,RELATED -j ACCEPT</text:span></text:p>
            <text:p text:style-name="P48"><text:span text:style-name="T43">iptables -A FORWARD -i eth0 -o p3p2 -p tcp --sport 1024:65535 -d 172.16.63.101 --dport 53 -m state --state NEW -j ACCEPT</text:span></text:p>
            <text:p text:style-name="P48"><text:span text:style-name="T43">iptables -A FORWARD -i eth0 -o p3p2 -p tcp --sport 1024:65535 -d 172.16.63.101 --dport 80 -m state --state NEW -j ACCEPT</text:span></text:p>
            <text:p text:style-name="P48"><text:span text:style-name="T43">iptables -A FORWARD -i eth0 -o p3p2 -p tcp --sport 1024:65535 -d 172.16.63.101 --dport 443 -m state --state NEW -j ACCEPT</text:span></text:p>
            <text:p text:style-name="P48"><text:span text:style-name="T44">SNAT</text:span></text:p>
            <text:p text:style-name="P48"><text:span text:style-name="T43">iptables -t nat -A POSTROUTING -o p3p2 -j MASQUERADE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162cm" svg:height="0.569cm" svg:x="8.554cm" svg:y="5.182cm">
          <draw:text-box>
            <text:p text:style-name="P11"><text:span text:style-name="T15">p3p2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94" draw:id="id94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95" draw:id="id95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98" draw:id="id98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3.2.125</text:span></text:p>
          </draw:text-box>
        </draw:frame>
        <draw:g xml:id="id96" draw:id="id9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97" draw:id="id97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96" draw:start-glue-point="4" draw:end-shape="id97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96" draw:start-glue-point="5" draw:end-shape="id98" svg:d="m16442 8255 5522 888">
          <text:p/>
        </draw:connector>
        <draw:frame draw:style-name="gr35" draw:text-style-name="P39" draw:layer="layout" svg:width="2.132cm" svg:height="0.645cm" svg:x="24.669cm" svg:y="6.316cm">
          <draw:text-box>
            <text:p text:style-name="P11"><text:span text:style-name="T13">10.3.2.113</text:span></text:p>
          </draw:text-box>
        </draw:frame>
        <draw:connector draw:style-name="gr42" draw:text-style-name="P1" draw:layer="layout" draw:type="line" svg:x1="24.639cm" svg:y1="7.043cm" svg:x2="26.162cm" svg:y2="7.047cm" draw:start-shape="id97" draw:start-glue-point="1" svg:d="m24639 7043 1523 4">
          <text:p/>
        </draw:connector>
        <presentation:notes draw:style-name="dp2">
          <draw:page-thumbnail draw:style-name="gr32" draw:layer="layout" svg:width="13.968cm" svg:height="10.476cm" svg:x="3.81cm" svg:y="2.123cm" draw:page-number="12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 presentation:use-date-time-name="dtd1">
        <draw:custom-shape draw:style-name="gr108" draw:text-style-name="P9" draw:layer="layout" svg:width="5.588cm" svg:height="3.81cm" svg:x="16.383cm" svg:y="4.19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99" draw:id="id99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00" draw:id="id100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99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00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01" draw:start-glue-point="1" draw:end-shape="id99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02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01" draw:id="id101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02" draw:id="id102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05" draw:id="id105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6.5.196</text:span></text:p>
          </draw:text-box>
        </draw:frame>
        <draw:g xml:id="id103" draw:id="id103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04" draw:id="id104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03" draw:start-glue-point="4" draw:end-shape="id104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03" draw:start-glue-point="5" draw:end-shape="id105" svg:d="m16442 8255 5522 888">
          <text:p/>
        </draw:connector>
        <draw:frame draw:style-name="gr35" draw:text-style-name="P39" draw:layer="layout" svg:width="2.157cm" svg:height="0.645cm" svg:x="24.669cm" svg:y="6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7.043cm" svg:x2="26.162cm" svg:y2="7.047cm" draw:start-shape="id104" draw:start-glue-point="1" svg:d="m24639 7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6.6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20.766cm" svg:y="7.0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366cm" svg:y="8.8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7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106" draw:text-style-name="P50" draw:layer="layout" svg:width="22.86cm" svg:height="8.736cm" svg:x="2.54cm" svg:y="11.422cm">
          <draw:text-box>
            <text:p text:style-name="P47"><text:span text:style-name="T40">VPS Server IPTABLES Configuration</text:span></text:p>
            <text:p text:style-name="P48"><text:span text:style-name="T41">iptables -P INPUT DROP</text:span></text:p>
            <text:p text:style-name="P48"><text:span text:style-name="T41">iptables -P FORWARD DROP</text:span></text:p>
            <text:p text:style-name="P49"><text:span text:style-name="T41">iptables -p OUTPUT DROP</text:span></text:p>
            <text:p text:style-name="P49"><text:span text:style-name="T41">iptables -A INPUT -p tcp --dport 22 -j ACCEPT</text:span></text:p>
            <text:p text:style-name="P49"><text:span text:style-name="T41">iptables -A OUTPUT -p tcp --sport 22 -j ACCEPT</text:span></text:p>
            <text:p text:style-name="P49"><text:span text:style-name="T42">DNAT</text:span></text:p>
            <text:p text:style-name="P48"><text:span text:style-name="T43">iptables -t nat -A PREROUTING -i eth0 -p tcp --sport 1024:65535 -d 10.3.2.174 --dport 53 -j DNAT --to-destination 172.16.63.101:443</text:span></text:p>
            <text:p text:style-name="P48"><text:span text:style-name="T43">iptables -t nat -A PREROUTING -i eth0 -p tcp --sport 1024:65535 -d 10.3.2.174 --dport 80 -j DNAT --to-destination 172.16.63.101:443</text:span></text:p>
            <text:p text:style-name="P48"><text:span text:style-name="T43">iptables -t nat -A PREROUTING -i eth0 -p tcp --sport 1024:65535 -d 10.3.2.174 --dport 443 -j DNAT --to-destination 172.16.63.101:443</text:span></text:p>
            <text:p text:style-name="P48"><text:span text:style-name="T44">FORWARDING</text:span></text:p>
            <text:p text:style-name="P48"><text:span text:style-name="T43">iptables -A FORWARD -i eth0 -o p3p2 -m state --state ESTABLISHED,RELATED -j ACCEPT</text:span></text:p>
            <text:p text:style-name="P48"><text:span text:style-name="T43">iptables -A FORWARD -i p3p2 -o eth0 -m state --state ESTABLISHED,RELATED -j ACCEPT</text:span></text:p>
            <text:p text:style-name="P48"><text:span text:style-name="T43">iptables -A FORWARD -i eth0 -o p3p2 -p tcp --sport 1024:65535 -d 172.16.63.101 --dport 53 -m state --state NEW -j ACCEPT</text:span></text:p>
            <text:p text:style-name="P48"><text:span text:style-name="T43">iptables -A FORWARD -i eth0 -o p3p2 -p tcp --sport 1024:65535 -d 172.16.63.101 --dport 80 -m state --state NEW -j ACCEPT</text:span></text:p>
            <text:p text:style-name="P48"><text:span text:style-name="T43">iptables -A FORWARD -i eth0 -o p3p2 -p tcp --sport 1024:65535 -d 172.16.63.101 --dport 443 -m state --state NEW -j ACCEPT</text:span></text:p>
            <text:p text:style-name="P48"><text:span text:style-name="T44">SNAT</text:span></text:p>
            <text:p text:style-name="P48"><text:span text:style-name="T43">iptables -t nat -A POSTROUTING -o p3p2 -j MASQUERADE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3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 presentation:use-date-time-name="dtd1">
        <draw:custom-shape draw:style-name="gr108" draw:text-style-name="P9" draw:layer="layout" svg:width="5.529cm" svg:height="3.81cm" svg:x="16.442cm" svg:y="4.19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06" draw:id="id106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07" draw:id="id107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06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07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08" draw:start-glue-point="1" draw:end-shape="id106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09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08" draw:id="id108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09" draw:id="id109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2" draw:id="id112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110" draw:id="id110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111" draw:id="id111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5.043cm" draw:start-shape="id110" draw:start-glue-point="4" draw:end-shape="id111" svg:d="m16442 7748 5535-2705">
          <text:p/>
        </draw:connector>
        <draw:frame draw:style-name="gr35" draw:text-style-name="P39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2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10.243cm" draw:start-shape="id110" draw:start-glue-point="5" draw:end-shape="id112" svg:d="m16442 8255 5522 1988">
          <text:p/>
        </draw:connector>
        <draw:frame draw:style-name="gr35" draw:text-style-name="P39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111" draw:start-glue-point="1" svg:d="m24639 5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5.9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43" draw:text-style-name="P19" draw:layer="layout" svg:width="4.223cm" svg:height="1.523cm" svg:x="11.943cm" svg:y="9.0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4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002cm" svg:height="3.393cm" svg:x="1.967cm" svg:y="1.444cm" presentation:class="title" presentation:placeholder="true">
        <draw:text-box/>
      </draw:frame>
      <draw:frame presentation:style-name="Default-outline1" draw:layer="backgroundobjects" svg:width="24.002cm" svg:height="13.411cm" svg:x="1.967cm" svg:y="5.389cm" presentation:class="outline" presentation:placeholder="true">
        <draw:text-box/>
      </draw:frame>
      <draw:frame presentation:style-name="Mpr1" draw:text-style-name="MP1" draw:layer="backgroundobjects" svg:width="6.213cm" svg:height="0.559cm" svg:x="1.967cm" svg:y="19.9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454cm" svg:height="0.559cm" svg:x="9.755cm" svg:y="19.987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213cm" svg:height="0.559cm" svg:x="19.756cm" svg:y="19.9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2T08:46:14</meta:creation-date>
    <meta:editing-duration>P125DT23H25M35S</meta:editing-duration>
    <meta:editing-cycles>175</meta:editing-cycles>
    <dc:date>2013-09-24T11:40:21</dc:date>
    <meta:generator>LibreOffice/3.4$Unix LibreOffice_project/340m1$Build-402</meta:generator>
    <meta:print-date>2013-07-16T15:41:22</meta:print-date>
    <meta:document-statistic meta:object-count="915"/>
    <meta:user-defined meta:name="Classification">SECRET//NOFORN</meta:user-defined>
  </office:meta>
</office:document-meta>
</file>